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4.135cm"/>
    </style:style>
    <style:style style:name="co1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2.053cm"/>
    </style:style>
    <style:style style:name="co11" style:family="table-column">
      <style:table-column-properties fo:break-before="auto" style:column-width="1.526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4.634cm"/>
    </style:style>
    <style:style style:name="co16" style:family="table-column">
      <style:table-column-properties fo:break-before="auto" style:column-width="4.994cm"/>
    </style:style>
    <style:style style:name="co17" style:family="table-column">
      <style:table-column-properties fo:break-before="auto" style:column-width="5.27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Trumpftyp</text:p>
          </table:table-cell>
          <table:table-cell office:value-type="string">
            <text:p>Fertigkeit</text:p>
          </table:table-cell>
          <table:table-cell office:value-type="string">
            <text:p>WM</text:p>
          </table:table-cell>
          <table:table-cell office:value-type="string">
            <text:p>INI-Kosten</text:p>
          </table:table-cell>
          <table:table-cell office:value-type="string">
            <text:p>Schadensbasis</text:p>
          </table:table-cell>
          <table:table-cell office:value-type="string">
            <text:p>Verbreitung</text:p>
          </table:table-cell>
          <table:table-cell office:value-type="string">
            <text:p>Bruchwerte</text:p>
          </table:table-cell>
          <table:table-cell office:value-type="string">
            <text:p>Gewicht</text:p>
          </table:table-cell>
          <table:table-cell office:value-type="string">
            <text:p>KK/TP</text:p>
          </table:table-cell>
          <table:table-cell office:value-type="string">
            <text:p>Kampfmanöver</text:p>
          </table:table-cell>
          <table:table-cell office:value-type="string">
            <text:p>Unlocks</text:p>
          </table:table-cell>
          <table:table-cell office:value-type="string">
            <text:p>Subkategorien</text:p>
          </table:table-cell>
        </table:table-row>
        <table:table-row table:style-name="ro2">
          <table:table-cell office:value-type="string">
            <text:p>String</text:p>
          </table:table-cell>
          <table:table-cell office:value-type="string">
            <text:p>a...a</text:p>
          </table:table-cell>
          <table:table-cell office:value-type="string">
            <text:p>String</text:p>
          </table:table-cell>
          <table:table-cell office:value-type="string">
            <text:p>A | P</text:p>
          </table:table-cell>
          <table:table-cell office:value-type="string">
            <text:p>X</text:p>
          </table:table-cell>
          <table:table-cell office:value-type="string">
            <text:p>WX</text:p>
          </table:table-cell>
          <table:table-cell office:value-type="string">
            <text:p>X</text:p>
          </table:table-cell>
          <table:table-cell office:value-type="string">
            <text:p>X/Y</text:p>
          </table:table-cell>
          <table:table-cell office:value-type="string">
            <text:p>X kg</text:p>
          </table:table-cell>
          <table:table-cell office:value-type="string">
            <text:p>X/Y</text:p>
          </table:table-cell>
          <table:table-cell office:value-type="string">
            <text:p>a...a</text:p>
          </table:table-cell>
          <table:table-cell office:value-type="string">
            <text:p>Level/KompK/X</text:p>
          </table:table-cell>
          <table:table-cell office:value-type="string">
            <text:p>a...a</text:p>
          </table:table-cell>
        </table:table-row>
        <table:table-row table:style-name="ro3">
          <table:table-cell office:value-type="string">
            <text:p>Langschwert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3">
          <table:table-cell office:value-type="string">
            <text:p>Kurzschwert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3">
          <table:table-cell office:value-type="string">
            <text:p>Lanze</text:p>
          </table:table-cell>
          <table:table-cell table:number-columns-repeated="12"/>
        </table:table-row>
        <table:table-row table:style-name="ro3">
          <table:table-cell office:value-type="string">
            <text:p>Keule</text:p>
          </table:table-cell>
          <table:table-cell table:number-columns-repeated="12"/>
        </table:table-row>
        <table:table-row table:style-name="ro3">
          <table:table-cell office:value-type="string">
            <text:p>Großschwert</text:p>
          </table:table-cell>
          <table:table-cell table:number-columns-repeated="12"/>
        </table:table-row>
        <table:table-row table:style-name="ro3">
          <table:table-cell office:value-type="string">
            <text:p>Dolch</text:p>
          </table:table-cell>
          <table:table-cell office:value-type="string">
            <text:p>S</text:p>
          </table:table-cell>
          <table:table-cell office:value-type="string">
            <text:p>Dolche/Messer</text:p>
          </table:table-cell>
          <table:table-cell office:value-type="string">
            <text:p>+1 | -1</text:p>
          </table:table-cell>
          <table:table-cell office:value-type="float" office:value="5">
            <text:p>5</text:p>
          </table:table-cell>
          <table:table-cell office:value-type="string">
            <text:p>W6/2</text:p>
          </table:table-cell>
          <table:table-cell office:value-type="float" office:value="1">
            <text:p>1</text:p>
          </table:table-cell>
          <table:table-cell office:value-type="string">
            <text:p>2 | 5</text:p>
          </table:table-cell>
          <table:table-cell/>
          <table:table-cell office:value-type="string">
            <text:p>8 | 3</text:p>
          </table:table-cell>
          <table:table-cell office:value-type="string">
            <text:p>Herzstich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5" table:default-cell-style-name="Default"/>
        <table:table-row table:style-name="ro3">
          <table:table-cell office:value-type="string">
            <text:p>Verbreitung</text:p>
          </table:table-cell>
        </table:table-row>
        <table:table-row table:style-name="ro3">
          <table:table-cell office:value-type="string">
            <text:p>1-Allgemein</text:p>
          </table:table-cell>
        </table:table-row>
        <table:table-row table:style-name="ro3">
          <table:table-cell office:value-type="string">
            <text:p>2-Kultur/Regional</text:p>
          </table:table-cell>
        </table:table-row>
        <table:table-row table:style-name="ro3">
          <table:table-cell office:value-type="string">
            <text:p>3-Rassengebunden</text:p>
          </table:table-cell>
        </table:table-row>
        <table:table-row table:style-name="ro3">
          <table:table-cell office:value-type="string">
            <text:p>4-Klassengebunden</text:p>
          </table:table-cell>
        </table:table-row>
        <table:table-row table:style-name="ro3">
          <table:table-cell office:value-type="string">
            <text:p>5-Personengebunden</text:p>
          </table:table-cell>
        </table:table-row>
      </table:table>
      <table:table table:name="Sheet3" table:style-name="ta1" table:print="false">
        <table:table-column table:style-name="co1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15.05.2016</text:date>, <text:time>15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an Eichner</meta:initial-creator>
    <meta:creation-date>2016-05-14T15:27:43.36</meta:creation-date>
    <dc:date>2016-05-15T15:56:59.16</dc:date>
    <dc:creator>Jordan Eichner</dc:creator>
    <meta:editing-duration>PT4M42S</meta:editing-duration>
    <meta:editing-cycles>3</meta:editing-cycles>
    <meta:generator>OpenOffice/4.1.1$Win32 OpenOffice.org_project/411m6$Build-9775</meta:generator>
    <meta:document-statistic meta:table-count="3" meta:cell-count="49" meta:object-count="0"/>
  </office:meta>
</office:document-meta>
</file>